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5.8898in"/>
    </style:style>
    <style:style style:name="co2" style:family="table-column">
      <style:table-column-properties fo:break-before="auto" style:column-width="0.2709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row table:style-name="ro1">
          <table:table-cell office:value-type="string">
            <text:p>kuznia1_KNN_3_distanceAlgorithm_STATISTICS_APLENGTH_7_Algorithms_1_MAGNETIC</text:p>
          </table:table-cell>
          <table:table-cell/>
        </table:table-row>
        <table:table-row table:style-name="ro2">
          <table:table-cell office:value-type="string">
            <text:p>SREDNIA</text:p>
          </table:table-cell>
          <table:table-cell office:value-type="float" office:value="27">
            <text:p>27</text:p>
          </table:table-cell>
        </table:table-row>
        <table:table-row table:style-name="ro2">
          <table:table-cell office:value-type="string">
            <text:p>MAX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MIN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MEDIANA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MODA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PERCENTYL-10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PERCENTYL-20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PERCENTYL-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YL-70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PERCENTYL-9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kuznia1_KNN_3_distanceAlgorithm_STATISTICS_APLENGTH_7_Algorithms_1_RSSI</text:p>
          </table:table-cell>
          <table:table-cell/>
        </table:table-row>
        <table:table-row table:style-name="ro2">
          <table:table-cell office:value-type="string">
            <text:p>SREDNIA</text:p>
          </table:table-cell>
          <table:table-cell office:value-type="float" office:value="49">
            <text:p>49</text:p>
          </table:table-cell>
        </table:table-row>
        <table:table-row table:style-name="ro2">
          <table:table-cell office:value-type="string">
            <text:p>MA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MIN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MEDIANA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MODA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YL-1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YL-2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YL-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YL-7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YL-90</text:p>
          </table:table-cell>
          <table:table-cell office:value-type="float" office:value="0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08T21:25:41</dc:date>
    <dc:creator>mike </dc:creator>
    <meta:document-statistic meta:table-count="1" meta:cell-count="42" meta:object-count="0"/>
    <meta:generator>LibreOffice/3.5$Linux_X86_64 LibreOffice_project/350m1$Build-2</meta:generator>
  </office:meta>
</office:document-meta>
</file>